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121214" style:font-name="Verdana" fo:letter-spacing="-0.0102in" fo:font-style="normal" fo:font-weight="normal"/>
    </style:style>
    <style:style style:name="P2"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3"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4"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5"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6"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7"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8"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5"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6"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7" style:family="paragraph" style:parent-style-name="Preformatted_20_Text">
      <style:paragraph-properties fo:margin-top="0in" fo:margin-bottom="0in" loext:contextual-spacing="false" fo:orphans="2" fo:widows="2" fo:padding="0.052in" fo:border="0.06pt solid #d6d6d6"/>
    </style:style>
    <style:style style:name="P18"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19"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T1" style:family="text">
      <style:text-properties fo:font-weight="bold"/>
    </style:style>
    <style:style style:name="T2" style:family="text">
      <style:text-properties fo:color="#000088"/>
    </style:style>
    <style:style style:name="T3" style:family="text">
      <style:text-properties fo:color="#000088" style:font-name="Menlo" fo:font-size="9.75pt" fo:font-style="normal" fo:font-weight="normal"/>
    </style:style>
    <style:style style:name="T4" style:family="text">
      <style:text-properties fo:color="#7f0055"/>
    </style:style>
    <style:style style:name="T5" style:family="text">
      <style:text-properties fo:color="#7f0055" style:font-name="Menlo" fo:font-size="9.75pt" fo:font-style="normal" fo:font-weight="normal"/>
    </style:style>
    <style:style style:name="T6" style:family="text">
      <style:text-properties fo:color="#666600"/>
    </style:style>
    <style:style style:name="T7" style:family="text">
      <style:text-properties fo:color="#666600" style:font-name="Menlo" fo:font-size="9.75pt" fo:font-style="normal" fo:font-weight="normal"/>
    </style:style>
    <style:style style:name="T8" style:family="text">
      <style:text-properties style:font-name="Menlo" fo:font-size="9.75pt" fo:font-style="normal" fo:font-weight="normal"/>
    </style:style>
    <style:style style:name="T9" style:family="text">
      <style:text-properties fo:color="#008800" style:font-name="Menlo" fo:font-size="9.75pt" fo:font-style="normal" fo:font-weight="normal"/>
    </style:style>
    <style:style style:name="T10" style:family="text">
      <style:text-properties fo:color="#880000" style:font-name="Menlo" fo:font-size="9.75pt" fo:font-style="normal" fo:font-weight="normal"/>
    </style:style>
    <style:style style:name="T11" style:family="text">
      <style:text-properties fo:color="#006666"/>
    </style:style>
    <style:style style:name="T12" style:family="text">
      <style:text-properties fo:color="#006666" style:font-name="Menlo" fo:font-size="9.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ypeScript - Namespaces</text:h>
      <text:p text:style-name="P2">A namespace is a way to logically group related code. This is inbuilt into TypeScript unlike in JavaScript where variables declarations go into a global scope and if multiple JavaScript files are used within same project there will be possibility of overwriting or misconstruing the same variables, which will lead to the “global namespace pollution problem” in JavaScript.</text:p>
      <text:h text:style-name="P19" text:outline-level="2">Defining a Namespace</text:h>
      <text:p text:style-name="P2">A namespace definition begins with the keyword <text:span text:style-name="T1">namespace</text:span> followed by the namespace name as follows −</text:p>
      <text:p text:style-name="P3"><text:span text:style-name="T2">namespace</text:span> <text:span text:style-name="T4">SomeNameSpaceName</text:span> <text:span text:style-name="T6">{</text:span> </text:p>
      <text:p text:style-name="P7"><text:s text:c="3"/><text:span text:style-name="T3">export</text:span><text:span text:style-name="T8"> </text:span><text:span text:style-name="T3">interface</text:span><text:span text:style-name="T8"> </text:span><text:span text:style-name="T5">ISomeInterfaceName</text:span><text:span text:style-name="T8"> </text:span><text:span text:style-name="T7">{</text:span><text:span text:style-name="T8"> <text:s text:c="5"/></text:span><text:span text:style-name="T7">}</text:span><text:span text:style-name="T8"> <text:s/></text:span></text:p>
      <text:p text:style-name="P7"><text:s text:c="3"/><text:span text:style-name="T3">export</text:span><text:span text:style-name="T8"> </text:span><text:span text:style-name="T3">class</text:span><text:span text:style-name="T8"> </text:span><text:span text:style-name="T5">SomeClassName</text:span><text:span text:style-name="T8"> </text:span><text:span text:style-name="T7">{</text:span><text:span text:style-name="T8"> <text:s text:c="5"/></text:span><text:span text:style-name="T7">}</text:span><text:span text:style-name="T8"> <text:s/></text:span></text:p>
      <text:p text:style-name="P8"><text:span text:style-name="T6">}</text:span> </text:p>
      <text:p text:style-name="P2">The classes or interfaces which should be accessed outside the namespace should be marked with keyword <text:span text:style-name="T1">export</text:span>.</text:p>
      <text:p text:style-name="P2">To access the class or interface in another namespace, the syntax will be namespaceName.className</text:p>
      <text:p text:style-name="P6">SomeNameSpaceName.SomeClassName;</text:p>
      <text:p text:style-name="P2">If the first namespace is in separate TypeScript file, then it should be referenced using triple slash reference syntax.</text:p>
      <text:p text:style-name="P6">/// &lt;reference path = "SomeFileName.ts" /&gt;</text:p>
      <text:p text:style-name="P2">The following program demonstrates use of namespaces −</text:p>
      <text:p text:style-name="P3"><text:span text:style-name="T4">FileName</text:span> <text:span text:style-name="T6">:</text:span><text:span text:style-name="T4">IShape</text:span><text:span text:style-name="T6">.</text:span>ts </text:p>
      <text:p text:style-name="P8"><text:span text:style-name="T6">----------</text:span> </text:p>
      <text:p text:style-name="P8"><text:span text:style-name="T2">namespace</text:span> <text:span text:style-name="T4">Drawing</text:span> <text:span text:style-name="T6">{</text:span> </text:p>
      <text:p text:style-name="P7"><text:s text:c="3"/><text:span text:style-name="T3">export</text:span><text:span text:style-name="T8"> </text:span><text:span text:style-name="T3">interface</text:span><text:span text:style-name="T8"> </text:span><text:span text:style-name="T5">IShape</text:span><text:span text:style-name="T8"> </text:span><text:span text:style-name="T7">{</text:span><text:span text:style-name="T8"> </text:span></text:p>
      <text:p text:style-name="P7"><text:soft-page-break/><text:s text:c="6"/><text:span text:style-name="T8">draw</text:span><text:span text:style-name="T7">();</text:span><text:span text:style-name="T8"> </text:span></text:p>
      <text:p text:style-name="P7"><text:s text:c="3"/><text:span text:style-name="T7">}</text:span></text:p>
      <text:p text:style-name="P8"><text:span text:style-name="T6">}</text:span> <text:s/></text:p>
      <text:p text:style-name="P11"/>
      <text:p text:style-name="P8"><text:span text:style-name="T4">FileName</text:span> <text:span text:style-name="T6">:</text:span><text:span text:style-name="T4">Circle</text:span><text:span text:style-name="T6">.</text:span>ts </text:p>
      <text:p text:style-name="P8"><text:span text:style-name="T6">----------</text:span> </text:p>
      <text:p text:style-name="P9">/// &lt;reference path = "IShape.ts" /&gt; </text:p>
      <text:p text:style-name="P8"><text:span text:style-name="T2">namespace</text:span> <text:span text:style-name="T4">Drawing</text:span> <text:span text:style-name="T6">{</text:span> </text:p>
      <text:p text:style-name="P7"><text:s text:c="3"/><text:span text:style-name="T3">export</text:span><text:span text:style-name="T8"> </text:span><text:span text:style-name="T3">class</text:span><text:span text:style-name="T8"> </text:span><text:span text:style-name="T5">Circle</text:span><text:span text:style-name="T8"> </text:span><text:span text:style-name="T3">implements</text:span><text:span text:style-name="T8"> </text:span><text:span text:style-name="T5">IShape</text:span><text:span text:style-name="T8"> </text:span><text:span text:style-name="T7">{</text:span><text:span text:style-name="T8"> </text:span></text:p>
      <text:p text:style-name="P7"><text:s text:c="6"/><text:span text:style-name="T3">public</text:span><text:span text:style-name="T8"> draw</text:span><text:span text:style-name="T7">()</text:span><text:span text:style-name="T8"> </text:span><text:span text:style-name="T7">{</text:span><text:span text:style-name="T8"> </text:span></text:p>
      <text:p text:style-name="P7"><text:s text:c="9"/><text:span text:style-name="T8">console</text:span><text:span text:style-name="T7">.</text:span><text:span text:style-name="T8">log</text:span><text:span text:style-name="T7">(</text:span><text:span text:style-name="T9">"Circle is drawn"</text:span><text:span text:style-name="T7">);</text:span><text:span text:style-name="T8"> </text:span></text:p>
      <text:p text:style-name="P7"><text:s text:c="6"/><text:span text:style-name="T7">}</text:span><text:span text:style-name="T8"> <text:s/></text:span></text:p>
      <text:p text:style-name="P7"><text:s text:c="6"/></text:p>
      <text:p text:style-name="P7"><text:s text:c="6"/><text:span text:style-name="T5">FileName</text:span><text:span text:style-name="T8"> </text:span><text:span text:style-name="T7">:</text:span><text:span text:style-name="T5">Triangle</text:span><text:span text:style-name="T7">.</text:span><text:span text:style-name="T8">ts </text:span></text:p>
      <text:p text:style-name="P7"><text:s text:c="6"/><text:span text:style-name="T7">----------</text:span><text:span text:style-name="T8"> </text:span></text:p>
      <text:p text:style-name="P7"><text:s text:c="6"/><text:span text:style-name="T10">/// &lt;reference path = "IShape.ts" /&gt; </text:span></text:p>
      <text:p text:style-name="P7"><text:s text:c="6"/><text:span text:style-name="T3">namespace</text:span><text:span text:style-name="T8"> </text:span><text:span text:style-name="T5">Drawing</text:span><text:span text:style-name="T8"> </text:span><text:span text:style-name="T7">{</text:span><text:span text:style-name="T8"> </text:span></text:p>
      <text:p text:style-name="P7"><text:s text:c="9"/><text:span text:style-name="T3">export</text:span><text:span text:style-name="T8"> </text:span><text:span text:style-name="T3">class</text:span><text:span text:style-name="T8"> </text:span><text:span text:style-name="T5">Triangle</text:span><text:span text:style-name="T8"> </text:span><text:span text:style-name="T3">implements</text:span><text:span text:style-name="T8"> </text:span><text:span text:style-name="T5">IShape</text:span><text:span text:style-name="T8"> </text:span><text:span text:style-name="T7">{</text:span><text:span text:style-name="T8"> </text:span></text:p>
      <text:p text:style-name="P7"><text:s text:c="12"/><text:span text:style-name="T3">public</text:span><text:span text:style-name="T8"> draw</text:span><text:span text:style-name="T7">()</text:span><text:span text:style-name="T8"> </text:span><text:span text:style-name="T7">{</text:span><text:span text:style-name="T8"> </text:span></text:p>
      <text:p text:style-name="P7"><text:s text:c="15"/><text:span text:style-name="T8">console</text:span><text:span text:style-name="T7">.</text:span><text:span text:style-name="T8">log</text:span><text:span text:style-name="T7">(</text:span><text:span text:style-name="T9">"Triangle is drawn"</text:span><text:span text:style-name="T7">);</text:span><text:span text:style-name="T8"> </text:span></text:p>
      <text:p text:style-name="P7"><text:s text:c="12"/><text:span text:style-name="T7">}</text:span><text:span text:style-name="T8"> </text:span></text:p>
      <text:p text:style-name="P7"><text:s text:c="9"/><text:span text:style-name="T7">}</text:span><text:span text:style-name="T8"> </text:span></text:p>
      <text:p text:style-name="P7"><text:soft-page-break/><text:s text:c="9"/></text:p>
      <text:p text:style-name="P7"><text:s text:c="9"/><text:span text:style-name="T5">FileName</text:span><text:span text:style-name="T8"> </text:span><text:span text:style-name="T7">:</text:span><text:span text:style-name="T8"> </text:span><text:span text:style-name="T5">TestShape</text:span><text:span text:style-name="T7">.</text:span><text:span text:style-name="T8">ts </text:span></text:p>
      <text:p text:style-name="P7"><text:s text:c="9"/><text:span text:style-name="T10">/// &lt;reference path = "IShape.ts" /&gt; <text:s text:c="2"/></text:span></text:p>
      <text:p text:style-name="P7"><text:s text:c="9"/><text:span text:style-name="T10">/// &lt;reference path = "Circle.ts" /&gt; </text:span></text:p>
      <text:p text:style-name="P7"><text:s text:c="9"/><text:span text:style-name="T10">/// &lt;reference path = "Triangle.ts" /&gt; <text:s/></text:span></text:p>
      <text:p text:style-name="P7"><text:s text:c="9"/><text:span text:style-name="T3">function</text:span><text:span text:style-name="T8"> drawAllShapes</text:span><text:span text:style-name="T7">(</text:span><text:span text:style-name="T8">shape</text:span><text:span text:style-name="T7">:</text:span><text:span text:style-name="T5">Drawing</text:span><text:span text:style-name="T7">.</text:span><text:span text:style-name="T5">IShape</text:span><text:span text:style-name="T7">)</text:span><text:span text:style-name="T8"> </text:span><text:span text:style-name="T7">{</text:span><text:span text:style-name="T8"> </text:span></text:p>
      <text:p text:style-name="P7"><text:s text:c="12"/><text:span text:style-name="T8">shape</text:span><text:span text:style-name="T7">.</text:span><text:span text:style-name="T8">draw</text:span><text:span text:style-name="T7">();</text:span><text:span text:style-name="T8"> </text:span></text:p>
      <text:p text:style-name="P7"><text:s text:c="9"/><text:span text:style-name="T7">}</text:span><text:span text:style-name="T8"> </text:span></text:p>
      <text:p text:style-name="P7"><text:s text:c="9"/><text:span text:style-name="T8">drawAllShapes</text:span><text:span text:style-name="T7">(</text:span><text:span text:style-name="T3">new</text:span><text:span text:style-name="T8"> </text:span><text:span text:style-name="T5">Drawing</text:span><text:span text:style-name="T7">.</text:span><text:span text:style-name="T5">Circle</text:span><text:span text:style-name="T7">());</text:span></text:p>
      <text:p text:style-name="P7"><text:s text:c="9"/><text:span text:style-name="T8">drawAllShapes</text:span><text:span text:style-name="T7">(</text:span><text:span text:style-name="T3">new</text:span><text:span text:style-name="T8"> </text:span><text:span text:style-name="T5">Drawing</text:span><text:span text:style-name="T7">.</text:span><text:span text:style-name="T5">Triangle</text:span><text:span text:style-name="T7">());</text:span></text:p>
      <text:p text:style-name="P7"><text:s text:c="6"/><text:span text:style-name="T7">}</text:span></text:p>
      <text:p text:style-name="P7"><text:s text:c="3"/><text:span text:style-name="T7">}</text:span></text:p>
      <text:p text:style-name="P10">}</text:p>
      <text:p text:style-name="P2">The above code can be compiled and executed using the following command −</text:p>
      <text:p text:style-name="P6">tsc --out app.js TestShape.ts <text:s/></text:p>
      <text:p text:style-name="P17"/>
      <text:p text:style-name="P18">node app.js</text:p>
      <text:p text:style-name="P2">On compiling, it will generate following JavaScript code(app.js).</text:p>
      <text:p text:style-name="P4">//Generated by typescript 1.8.10</text:p>
      <text:p text:style-name="P9">/// &lt;reference path = "IShape.ts" /&gt;</text:p>
      <text:p text:style-name="P8"><text:span text:style-name="T2">var</text:span> <text:span text:style-name="T4">Drawing</text:span><text:span text:style-name="T6">;</text:span></text:p>
      <text:p text:style-name="P8"><text:span text:style-name="T6">(</text:span><text:span text:style-name="T2">function</text:span> <text:span text:style-name="T6">(</text:span><text:span text:style-name="T4">Drawing</text:span><text:span text:style-name="T6">)</text:span> <text:span text:style-name="T6">{</text:span></text:p>
      <text:p text:style-name="P7"><text:s text:c="3"/><text:span text:style-name="T3">var</text:span><text:span text:style-name="T8"> </text:span><text:span text:style-name="T5">Circle</text:span><text:span text:style-name="T8"> </text:span><text:span text:style-name="T7">=</text:span><text:span text:style-name="T8"> </text:span><text:span text:style-name="T7">(</text:span><text:span text:style-name="T3">function</text:span><text:span text:style-name="T8"> </text:span><text:span text:style-name="T7">()</text:span><text:span text:style-name="T8"> </text:span><text:span text:style-name="T7">{</text:span></text:p>
      <text:p text:style-name="P7"><text:s text:c="6"/><text:span text:style-name="T3">function</text:span><text:span text:style-name="T8"> </text:span><text:span text:style-name="T5">Circle</text:span><text:span text:style-name="T7">()</text:span><text:span text:style-name="T8"> </text:span><text:span text:style-name="T7">{</text:span></text:p>
      <text:p text:style-name="P7"><text:soft-page-break/><text:s text:c="6"/><text:span text:style-name="T7">}</text:span></text:p>
      <text:p text:style-name="P7"><text:s text:c="6"/><text:span text:style-name="T5">Circle</text:span><text:span text:style-name="T7">.</text:span><text:span text:style-name="T8">prototype</text:span><text:span text:style-name="T7">.</text:span><text:span text:style-name="T8">draw </text:span><text:span text:style-name="T7">=</text:span><text:span text:style-name="T8"> </text:span><text:span text:style-name="T3">function</text:span><text:span text:style-name="T8"> </text:span><text:span text:style-name="T7">()</text:span><text:span text:style-name="T8"> </text:span><text:span text:style-name="T7">{</text:span></text:p>
      <text:p text:style-name="P7"><text:s text:c="9"/><text:span text:style-name="T8">console</text:span><text:span text:style-name="T7">.</text:span><text:span text:style-name="T8">log</text:span><text:span text:style-name="T7">(</text:span><text:span text:style-name="T9">"Cirlce is drawn"</text:span><text:span text:style-name="T7">);</text:span></text:p>
      <text:p text:style-name="P7"><text:s text:c="6"/><text:span text:style-name="T7">};</text:span></text:p>
      <text:p text:style-name="P7"><text:s text:c="6"/><text:span text:style-name="T3">return</text:span><text:span text:style-name="T8"> </text:span><text:span text:style-name="T5">Circle</text:span><text:span text:style-name="T7">;</text:span></text:p>
      <text:p text:style-name="P7"><text:s text:c="3"/><text:span text:style-name="T7">}());</text:span></text:p>
      <text:p text:style-name="P7"><text:s text:c="8"/></text:p>
      <text:p text:style-name="P7"><text:s text:c="3"/><text:span text:style-name="T5">Drawing</text:span><text:span text:style-name="T7">.</text:span><text:span text:style-name="T5">Circle</text:span><text:span text:style-name="T8"> </text:span><text:span text:style-name="T7">=</text:span><text:span text:style-name="T8"> </text:span><text:span text:style-name="T5">Circle</text:span><text:span text:style-name="T7">;</text:span></text:p>
      <text:p text:style-name="P8"><text:span text:style-name="T6">})(</text:span><text:span text:style-name="T4">Drawing</text:span> <text:span text:style-name="T6">||</text:span> <text:span text:style-name="T6">(</text:span><text:span text:style-name="T4">Drawing</text:span> <text:span text:style-name="T6">=</text:span> <text:span text:style-name="T6">{}));</text:span></text:p>
      <text:p text:style-name="P11"/>
      <text:p text:style-name="P9">/// &lt;reference path = "IShape.ts" /&gt;</text:p>
      <text:p text:style-name="P8"><text:span text:style-name="T2">var</text:span> <text:span text:style-name="T4">Drawing</text:span><text:span text:style-name="T6">;</text:span></text:p>
      <text:p text:style-name="P8"><text:span text:style-name="T6">(</text:span><text:span text:style-name="T2">function</text:span> <text:span text:style-name="T6">(</text:span><text:span text:style-name="T4">Drawing</text:span><text:span text:style-name="T6">)</text:span> <text:span text:style-name="T6">{</text:span></text:p>
      <text:p text:style-name="P7"><text:s text:c="3"/><text:span text:style-name="T3">var</text:span><text:span text:style-name="T8"> </text:span><text:span text:style-name="T5">Triangle</text:span><text:span text:style-name="T8"> </text:span><text:span text:style-name="T7">=</text:span><text:span text:style-name="T8"> </text:span><text:span text:style-name="T7">(</text:span><text:span text:style-name="T3">function</text:span><text:span text:style-name="T8"> </text:span><text:span text:style-name="T7">()</text:span><text:span text:style-name="T8"> </text:span><text:span text:style-name="T7">{</text:span></text:p>
      <text:p text:style-name="P7"><text:s text:c="6"/><text:span text:style-name="T3">function</text:span><text:span text:style-name="T8"> </text:span><text:span text:style-name="T5">Triangle</text:span><text:span text:style-name="T7">()</text:span><text:span text:style-name="T8"> </text:span><text:span text:style-name="T7">{</text:span></text:p>
      <text:p text:style-name="P7"><text:s text:c="6"/><text:span text:style-name="T7">}</text:span></text:p>
      <text:p text:style-name="P7"><text:s text:c="6"/><text:span text:style-name="T5">Triangle</text:span><text:span text:style-name="T7">.</text:span><text:span text:style-name="T8">prototype</text:span><text:span text:style-name="T7">.</text:span><text:span text:style-name="T8">draw </text:span><text:span text:style-name="T7">=</text:span><text:span text:style-name="T8"> </text:span><text:span text:style-name="T3">function</text:span><text:span text:style-name="T8"> </text:span><text:span text:style-name="T7">()</text:span><text:span text:style-name="T8"> </text:span><text:span text:style-name="T7">{</text:span></text:p>
      <text:p text:style-name="P7"><text:s text:c="9"/><text:span text:style-name="T8">console</text:span><text:span text:style-name="T7">.</text:span><text:span text:style-name="T8">log</text:span><text:span text:style-name="T7">(</text:span><text:span text:style-name="T9">"Triangle is drawn"</text:span><text:span text:style-name="T7">);</text:span></text:p>
      <text:p text:style-name="P7"><text:s text:c="6"/><text:span text:style-name="T7">};</text:span></text:p>
      <text:p text:style-name="P7"><text:s text:c="6"/><text:span text:style-name="T3">return</text:span><text:span text:style-name="T8"> </text:span><text:span text:style-name="T5">Triangle</text:span><text:span text:style-name="T7">;</text:span></text:p>
      <text:p text:style-name="P7"><text:s text:c="3"/><text:span text:style-name="T7">}());</text:span></text:p>
      <text:p text:style-name="P7"><text:s text:c="3"/><text:span text:style-name="T5">Drawing</text:span><text:span text:style-name="T7">.</text:span><text:span text:style-name="T5">Triangle</text:span><text:span text:style-name="T8"> </text:span><text:span text:style-name="T7">=</text:span><text:span text:style-name="T8"> </text:span><text:span text:style-name="T5">Triangle</text:span><text:span text:style-name="T7">;</text:span></text:p>
      <text:p text:style-name="P8"><text:soft-page-break/><text:span text:style-name="T6">})(</text:span><text:span text:style-name="T4">Drawing</text:span> <text:span text:style-name="T6">||</text:span> <text:span text:style-name="T6">(</text:span><text:span text:style-name="T4">Drawing</text:span> <text:span text:style-name="T6">=</text:span> <text:span text:style-name="T6">{}));</text:span></text:p>
      <text:p text:style-name="P11"/>
      <text:p text:style-name="P9">/// &lt;reference path = "IShape.ts" /&gt;</text:p>
      <text:p text:style-name="P9">/// &lt;reference path = "Circle.ts" /&gt;</text:p>
      <text:p text:style-name="P9">/// &lt;reference path = "Triangle.ts" /&gt;</text:p>
      <text:p text:style-name="P8"><text:span text:style-name="T2">function</text:span> drawAllShapes<text:span text:style-name="T6">(</text:span>shape<text:span text:style-name="T6">)</text:span> <text:span text:style-name="T6">{</text:span></text:p>
      <text:p text:style-name="P7"><text:s text:c="3"/><text:span text:style-name="T8">shape</text:span><text:span text:style-name="T7">.</text:span><text:span text:style-name="T8">draw</text:span><text:span text:style-name="T7">();</text:span></text:p>
      <text:p text:style-name="P10">}</text:p>
      <text:p text:style-name="P11"/>
      <text:p text:style-name="P8">drawAllShapes<text:span text:style-name="T6">(</text:span><text:span text:style-name="T2">new</text:span> <text:span text:style-name="T4">Drawing</text:span><text:span text:style-name="T6">.</text:span><text:span text:style-name="T4">Circle</text:span><text:span text:style-name="T6">());</text:span></text:p>
      <text:p text:style-name="P8">drawAllShapes<text:span text:style-name="T6">(</text:span><text:span text:style-name="T2">new</text:span> <text:span text:style-name="T4">Drawing</text:span><text:span text:style-name="T6">.</text:span><text:span text:style-name="T4">Triangle</text:span><text:span text:style-name="T6">());</text:span></text:p>
      <text:p text:style-name="P2">When the above code is compiled and executed, it produces the following result −</text:p>
      <text:p text:style-name="P6">Circle is drawn </text:p>
      <text:p text:style-name="P18">Triangle is drawn</text:p>
      <text:h text:style-name="P19" text:outline-level="2">Nested Namespaces</text:h>
      <text:p text:style-name="P2">You can define one namespace inside another namespace as follows −</text:p>
      <text:p text:style-name="P3"><text:span text:style-name="T2">namespace</text:span> namespace_name1 <text:span text:style-name="T6">{</text:span> </text:p>
      <text:p text:style-name="P7"><text:s text:c="3"/><text:span text:style-name="T3">export</text:span><text:span text:style-name="T8"> </text:span><text:span text:style-name="T3">namespace</text:span><text:span text:style-name="T8"> namespace_name2 </text:span><text:span text:style-name="T7">{</text:span></text:p>
      <text:p text:style-name="P7"><text:s text:c="6"/><text:span text:style-name="T3">export</text:span><text:span text:style-name="T8"> </text:span><text:span text:style-name="T3">class</text:span><text:span text:style-name="T8"> class_name </text:span><text:span text:style-name="T7">{</text:span><text:span text:style-name="T8"> <text:s text:c="3"/></text:span><text:span text:style-name="T7">}</text:span><text:span text:style-name="T8"> </text:span></text:p>
      <text:p text:style-name="P7"><text:s text:c="3"/><text:span text:style-name="T7">}</text:span><text:span text:style-name="T8"> </text:span></text:p>
      <text:p text:style-name="P10">}</text:p>
      <text:p text:style-name="P2">You can access members of nested namespace by using the dot (.) operator as follows −</text:p>
      <text:p text:style-name="P3"><text:soft-page-break/><text:span text:style-name="T4">FileName</text:span> <text:span text:style-name="T6">:</text:span> <text:span text:style-name="T4">Invoice</text:span><text:span text:style-name="T6">.</text:span>ts <text:s/></text:p>
      <text:p text:style-name="P8"><text:span text:style-name="T2">namespace</text:span> tutorialPoint <text:span text:style-name="T6">{</text:span> </text:p>
      <text:p text:style-name="P7"><text:s text:c="3"/><text:span text:style-name="T3">export</text:span><text:span text:style-name="T8"> </text:span><text:span text:style-name="T3">namespace</text:span><text:span text:style-name="T8"> invoiceApp </text:span><text:span text:style-name="T7">{</text:span><text:span text:style-name="T8"> </text:span></text:p>
      <text:p text:style-name="P7"><text:s text:c="6"/><text:span text:style-name="T3">export</text:span><text:span text:style-name="T8"> </text:span><text:span text:style-name="T3">class</text:span><text:span text:style-name="T8"> </text:span><text:span text:style-name="T5">Invoice</text:span><text:span text:style-name="T8"> </text:span><text:span text:style-name="T7">{</text:span><text:span text:style-name="T8"> </text:span></text:p>
      <text:p text:style-name="P7"><text:s text:c="9"/><text:span text:style-name="T3">public</text:span><text:span text:style-name="T8"> calculateDiscount</text:span><text:span text:style-name="T7">(</text:span><text:span text:style-name="T8">price</text:span><text:span text:style-name="T7">:</text:span><text:span text:style-name="T8"> number</text:span><text:span text:style-name="T7">)</text:span><text:span text:style-name="T8"> </text:span><text:span text:style-name="T7">{</text:span><text:span text:style-name="T8"> </text:span></text:p>
      <text:p text:style-name="P7"><text:s text:c="12"/><text:span text:style-name="T3">return</text:span><text:span text:style-name="T8"> price </text:span><text:span text:style-name="T7">*</text:span><text:span text:style-name="T8"> </text:span><text:span text:style-name="T7">.</text:span><text:span text:style-name="T12">40</text:span><text:span text:style-name="T7">;</text:span><text:span text:style-name="T8"> </text:span></text:p>
      <text:p text:style-name="P7"><text:s text:c="9"/><text:span text:style-name="T7">}</text:span><text:span text:style-name="T8"> </text:span></text:p>
      <text:p text:style-name="P7"><text:s text:c="6"/><text:span text:style-name="T7">}</text:span><text:span text:style-name="T8"> </text:span></text:p>
      <text:p text:style-name="P7"><text:s text:c="3"/><text:span text:style-name="T7">}</text:span><text:span text:style-name="T8"> </text:span></text:p>
      <text:p text:style-name="P8"><text:span text:style-name="T6">}</text:span> </text:p>
      <text:p text:style-name="P8"><text:span text:style-name="T4">FileName</text:span><text:span text:style-name="T6">:</text:span> <text:span text:style-name="T4">InvoiceTest</text:span><text:span text:style-name="T6">.</text:span>ts </text:p>
      <text:p text:style-name="P11"/>
      <text:p text:style-name="P9">/// &lt;reference path = "Invoice.ts" /&gt;</text:p>
      <text:p text:style-name="P8"><text:span text:style-name="T2">var</text:span> invoice <text:span text:style-name="T6">=</text:span> <text:span text:style-name="T2">new</text:span> tutorialPoint<text:span text:style-name="T6">.</text:span>invoiceApp<text:span text:style-name="T6">.</text:span><text:span text:style-name="T4">Invoice</text:span><text:span text:style-name="T6">();</text:span> </text:p>
      <text:p text:style-name="P8">console<text:span text:style-name="T6">.</text:span>log<text:span text:style-name="T6">(</text:span>invoice<text:span text:style-name="T6">.</text:span>calculateDiscount<text:span text:style-name="T6">(</text:span><text:span text:style-name="T11">500</text:span><text:span text:style-name="T6">));</text:span></text:p>
      <text:p text:style-name="P2">The above code can be compiled and executed using the following command −</text:p>
      <text:p text:style-name="P6">tsc --out app.js InvoiceTest.ts </text:p>
      <text:p text:style-name="P18">node app.js</text:p>
      <text:p text:style-name="P2">On compiling, it will generate following JavaScript code(app.js).</text:p>
      <text:p text:style-name="P4">//Generated by typescript 1.8.10</text:p>
      <text:p text:style-name="P8"><text:span text:style-name="T2">var</text:span> tutorialPoint<text:span text:style-name="T6">;</text:span></text:p>
      <text:p text:style-name="P8"><text:span text:style-name="T6">(</text:span><text:span text:style-name="T2">function</text:span> <text:span text:style-name="T6">(</text:span>tutorialPoint<text:span text:style-name="T6">)</text:span> <text:span text:style-name="T6">{</text:span></text:p>
      <text:p text:style-name="P7"><text:s text:c="3"/><text:span text:style-name="T3">var</text:span><text:span text:style-name="T8"> invoiceApp</text:span><text:span text:style-name="T7">;</text:span></text:p>
      <text:p text:style-name="P7"><text:soft-page-break/><text:s text:c="3"/><text:span text:style-name="T7">(</text:span><text:span text:style-name="T3">function</text:span><text:span text:style-name="T8"> </text:span><text:span text:style-name="T7">(</text:span><text:span text:style-name="T8">invoiceApp</text:span><text:span text:style-name="T7">)</text:span><text:span text:style-name="T8"> </text:span><text:span text:style-name="T7">{</text:span></text:p>
      <text:p text:style-name="P7"><text:s text:c="6"/><text:span text:style-name="T3">var</text:span><text:span text:style-name="T8"> </text:span><text:span text:style-name="T5">Invoice</text:span><text:span text:style-name="T8"> </text:span><text:span text:style-name="T7">=</text:span><text:span text:style-name="T8"> </text:span><text:span text:style-name="T7">(</text:span><text:span text:style-name="T3">function</text:span><text:span text:style-name="T8"> </text:span><text:span text:style-name="T7">()</text:span><text:span text:style-name="T8"> </text:span><text:span text:style-name="T7">{</text:span></text:p>
      <text:p text:style-name="P7"><text:s text:c="9"/><text:span text:style-name="T3">function</text:span><text:span text:style-name="T8"> </text:span><text:span text:style-name="T5">Invoice</text:span><text:span text:style-name="T7">()</text:span><text:span text:style-name="T8"> </text:span><text:span text:style-name="T7">{</text:span></text:p>
      <text:p text:style-name="P7"><text:s text:c="9"/><text:span text:style-name="T7">}</text:span></text:p>
      <text:p text:style-name="P7"><text:s text:c="9"/><text:span text:style-name="T5">Invoice</text:span><text:span text:style-name="T7">.</text:span><text:span text:style-name="T8">prototype</text:span><text:span text:style-name="T7">.</text:span><text:span text:style-name="T8">calculateDiscount </text:span><text:span text:style-name="T7">=</text:span><text:span text:style-name="T8"> </text:span><text:span text:style-name="T3">function</text:span><text:span text:style-name="T8"> </text:span><text:span text:style-name="T7">(</text:span><text:span text:style-name="T8">price</text:span><text:span text:style-name="T7">)</text:span><text:span text:style-name="T8"> </text:span><text:span text:style-name="T7">{</text:span></text:p>
      <text:p text:style-name="P7"><text:s text:c="12"/><text:span text:style-name="T3">return</text:span><text:span text:style-name="T8"> price </text:span><text:span text:style-name="T7">*</text:span><text:span text:style-name="T8"> </text:span><text:span text:style-name="T7">.</text:span><text:span text:style-name="T12">40</text:span><text:span text:style-name="T7">;</text:span></text:p>
      <text:p text:style-name="P7"><text:s text:c="9"/><text:span text:style-name="T7">};</text:span></text:p>
      <text:p text:style-name="P7"><text:s text:c="9"/><text:span text:style-name="T3">return</text:span><text:span text:style-name="T8"> </text:span><text:span text:style-name="T5">Invoice</text:span><text:span text:style-name="T7">;</text:span></text:p>
      <text:p text:style-name="P7"><text:s text:c="6"/><text:span text:style-name="T7">}());</text:span></text:p>
      <text:p text:style-name="P7"><text:s text:c="6"/><text:span text:style-name="T8">invoiceApp</text:span><text:span text:style-name="T7">.</text:span><text:span text:style-name="T5">Invoice</text:span><text:span text:style-name="T8"> </text:span><text:span text:style-name="T7">=</text:span><text:span text:style-name="T8"> </text:span><text:span text:style-name="T5">Invoice</text:span><text:span text:style-name="T7">;</text:span></text:p>
      <text:p text:style-name="P7"><text:s text:c="3"/><text:span text:style-name="T7">})(</text:span><text:span text:style-name="T8">invoiceApp </text:span><text:span text:style-name="T7">=</text:span><text:span text:style-name="T8"> tutorialPoint</text:span><text:span text:style-name="T7">.</text:span><text:span text:style-name="T8">invoiceApp </text:span><text:span text:style-name="T7">||</text:span><text:span text:style-name="T8"> </text:span><text:span text:style-name="T7">(</text:span><text:span text:style-name="T8">tutorialPoint</text:span><text:span text:style-name="T7">.</text:span><text:span text:style-name="T8">invoiceApp </text:span><text:span text:style-name="T7">=</text:span><text:span text:style-name="T8"> </text:span><text:span text:style-name="T7">{}));</text:span></text:p>
      <text:p text:style-name="P7"><text:s text:c="8"/></text:p>
      <text:p text:style-name="P8"><text:span text:style-name="T6">})(</text:span>tutorialPoint <text:span text:style-name="T6">||</text:span> <text:span text:style-name="T6">(</text:span>tutorialPoint <text:span text:style-name="T6">=</text:span> <text:span text:style-name="T6">{}));</text:span></text:p>
      <text:p text:style-name="P9">/// &lt;reference path = "Invoice.ts" /&gt;</text:p>
      <text:p text:style-name="P11"/>
      <text:p text:style-name="P8"><text:span text:style-name="T2">var</text:span> invoice <text:span text:style-name="T6">=</text:span> <text:span text:style-name="T2">new</text:span> tutorialPoint<text:span text:style-name="T6">.</text:span>invoiceApp<text:span text:style-name="T6">.</text:span><text:span text:style-name="T4">Invoice</text:span><text:span text:style-name="T6">();</text:span></text:p>
      <text:p text:style-name="P8">console<text:span text:style-name="T6">.</text:span>log<text:span text:style-name="T6">(</text:span>invoice<text:span text:style-name="T6">.</text:span>calculateDiscount<text:span text:style-name="T6">(</text:span><text:span text:style-name="T11">500</text:span><text:span text:style-name="T6">));</text:span></text:p>
      <text:p text:style-name="P2">When the above code is compiled and executed, it produces the following result −</text:p>
      <text:p text:style-name="P6">2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5:01:36.544000000</meta:creation-date>
    <dc:date>2019-06-19T15:02:26.282000000</dc:date>
    <meta:editing-duration>PT49S</meta:editing-duration>
    <meta:editing-cycles>2</meta:editing-cycles>
    <meta:generator>LibreOffice/5.1.5.2$Windows_X86_64 LibreOffice_project/7a864d8825610a8c07cfc3bc01dd4fce6a9447e5</meta:generator>
    <meta:document-statistic meta:table-count="0" meta:image-count="0" meta:object-count="0" meta:page-count="7" meta:paragraph-count="143" meta:word-count="607" meta:character-count="4800" meta:non-whitespace-character-count="3770"/>
  </office:meta>
</office:document-meta>
</file>